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T7" style:parent-style-name="Fuentedepárrafopredeter." style:family="text">
      <style:text-properties fo:font-size="12pt" style:font-size-asian="12pt" style:font-size-complex="12pt"/>
    </style:style>
  </office:automatic-styles>
  <office:body>
    <office:text text:use-soft-page-breaks="true">
      <text:p text:style-name="P1">ACTIVIDAD 12 ENTORNOS DE DESARROLLO</text:p>
      <text:p text:style-name="P2">Describir el sistema de compilación y ejecución de la plataforma .NET.</text:p>
      <text:p text:style-name="P3">La plataforma .NET de Microsoft es un componente de software que puede ser añadido al sistema operativo Windows. Provee un extenso conjunto de soluciones predefinidas para necesidades generales de la programación de aplicaciones, y administra la ejecución de los programas escritos específicamente con la plataforma.</text:p>
      <text:p text:style-name="P4"/>
      <text:p text:style-name="P5">El CLR es el verdadero núcleo del framework de .NET, entorno de ejecución en el que se cargan las aplicaciones desarrolladas en los distintos lenguajes, ampliando el conjunto de servicios del sistema operativo. Permite integrar proyectos en distintos lenguajes soportados por la plataforma .Net, como C++, Visual Basic, C#, entre otros.</text:p>
      <text:p text:style-name="P6">La herramienta de desarrollo compila el código fuente de cualquiera de los lenguajes soportados por .NET en un código intermedio, el CIL (Common Intermediate Language) antes conocido como MSIL (Microsoft Intermediate Language), similar al BYTECODE de Java. Para generarlo, el compilador se basa en la especificación CLS (Common Language Specification) que determina las reglas necesarias para crear el código MSIL compatible con el CLR.</text:p>
      <text:p text:style-name="Normal"><text:span text:style-name="T7">Para ejecutarse se necesita un segundo paso, un compilador JIT (Just-In-Time) es el que genera el código máquina real que se ejecuta en la plataforma del cliente. De esta forma se consigue con .NET independencia de la plataforma de hardware. La compilación JIT la realiza el CLR a medida que el programa invoca métodos. El código ejecutable obtenido se almacena en la memoria caché del ordenador, siendo recompilado de nuevo sólo en el caso de producirse algún cambio en el código fu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gel manuel rey gamiz</meta:initial-creator>
    <dc:creator>angel manuel rey gamiz</dc:creator>
    <meta:creation-date>2021-09-27T08:48:00Z</meta:creation-date>
    <dc:date>2021-09-27T08:53:00Z</dc:date>
    <meta:template xlink:href="Normal" xlink:type="simple"/>
    <meta:editing-cycles>2</meta:editing-cycles>
    <meta:editing-duration>PT300S</meta:editing-duration>
    <meta:document-statistic meta:page-count="1" meta:paragraph-count="3" meta:word-count="259" meta:character-count="1685" meta:row-count="11" meta:non-whitespace-character-count="1429"/>
  </office:meta>
</office:document-meta>
</file>